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25560" officeooo:paragraph-rsid="00125560"/>
    </style:style>
    <style:style style:name="P2" style:family="paragraph" style:parent-style-name="Standard">
      <style:text-properties officeooo:rsid="0014a701" officeooo:paragraph-rsid="0014a701"/>
    </style:style>
    <style:style style:name="P3" style:family="paragraph" style:parent-style-name="Standard">
      <style:text-properties officeooo:rsid="00162b58" officeooo:paragraph-rsid="00162b58"/>
    </style:style>
    <style:style style:name="P4" style:family="paragraph" style:parent-style-name="Standard">
      <style:text-properties officeooo:paragraph-rsid="00162b58"/>
    </style:style>
    <style:style style:name="P5" style:family="paragraph" style:parent-style-name="Standard">
      <style:text-properties officeooo:rsid="00177ee6" officeooo:paragraph-rsid="00177ee6"/>
    </style:style>
    <style:style style:name="P6" style:family="paragraph" style:parent-style-name="Standard">
      <style:text-properties officeooo:rsid="0018bf36" officeooo:paragraph-rsid="0018bf36"/>
    </style:style>
    <style:style style:name="P7" style:family="paragraph" style:parent-style-name="Preformatted_20_Text">
      <style:text-properties officeooo:rsid="00125560" officeooo:paragraph-rsid="00125560"/>
    </style:style>
    <style:style style:name="P8" style:family="paragraph" style:parent-style-name="Preformatted_20_Text">
      <style:text-properties officeooo:rsid="0014a701" officeooo:paragraph-rsid="0014a701"/>
    </style:style>
    <style:style style:name="P9" style:family="paragraph" style:parent-style-name="Preformatted_20_Text">
      <style:paragraph-properties fo:margin-top="0in" fo:margin-bottom="0.1965in" style:contextual-spacing="false"/>
    </style:style>
    <style:style style:name="P10" style:family="paragraph" style:parent-style-name="Table_20_Contents">
      <style:text-properties fo:font-size="2pt" style:font-size-asian="2pt" style:font-size-complex="2pt"/>
    </style:style>
    <style:style style:name="P11" style:family="paragraph" style:parent-style-name="Table_20_Contents">
      <style:text-properties officeooo:rsid="0018bf36" officeooo:paragraph-rsid="0018bf36"/>
    </style:style>
    <style:style style:name="T1" style:family="text">
      <style:text-properties officeooo:rsid="001333a4"/>
    </style:style>
    <style:style style:name="T2" style:family="text">
      <style:text-properties officeooo:rsid="00162b58"/>
    </style:style>
    <style:style style:name="T3" style:family="text">
      <style:text-properties officeooo:rsid="0018bf3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NAO1 *</text:p>
      <text:p text:style-name="Standard"/>
      <text:p text:style-name="Standard"/>
      <text:p text:style-name="P1">human transcript vari<text:span text:style-name="T1">ant 2, 6229 bp</text:span></text:p>
      <text:p text:style-name="P2">mouse variant B, 6022 bp</text:p>
      <text:p text:style-name="P3">rat, 2068 bp</text:p>
      <text:p text:style-name="Standard"/>
      <text:p text:style-name="P5">5' <text:s/>1157-1183</text:p>
      <text:p text:style-name="P5">GACTCTGCCAAATACTACCTGGACAGC <text:span text:style-name="T3">(27 nt, ~67)</text:span></text:p>
      <text:p text:style-name="P6">cut for TM</text:p>
      <text:p text:style-name="P6"><text:s text:c="16"/>GCCAAATACTACCTGGACAG (20 nt, 60.4)</text:p>
      <text:p text:style-name="P6"/>
      <text:p text:style-name="P6"/>
      <text:p text:style-name="P6">5-3' <text:s/>original 1388-1416</text:p>
      <text:p text:style-name="P6">CTCAGCGGCTATGACCAGGTGCTCCACGA</text:p>
      <text:p text:style-name="P6">cut for tm </text:p>
      <text:p text:style-name="P6">TCAGCGGCTATGACCAGGT (19 nt)</text:p>
      <text:p text:style-name="P6">reverse complement --&gt;</text:p>
      <text:p text:style-name="P6"><text:bookmark text:name="ctl00_ContentPlaceHolder1_dvOligoSummary"/></text:p>
      <text:p text:style-name="P11">ACCTGGTCATAGCCGCTGA (19 nt, 62.3)</text:p>
      <text:p text:style-name="P5"/>
      <text:p text:style-name="P1">&gt;human</text:p>
      <text:p text:style-name="P1"/>
      <text:p text:style-name="P7"><text:s text:c="2"/>1 <text:bookmark text:name="gi_162461737_1"/>gctgacgtca gctggcggcc cgcggagccg ggtgcgcaga gccgctggcg cactcgcgcg</text:p>
      <text:p text:style-name="Preformatted_20_Text"><text:s text:c="7"/>61 <text:bookmark text:name="gi_162461737_61"/>ctgcgctggc ctcctccccg ccccgggccc aggcgcgcgc gcgcttgttc gctctcccat</text:p>
      <text:p text:style-name="Preformatted_20_Text"><text:s text:c="6"/>121 <text:bookmark text:name="gi_162461737_121"/>tttttttttc ccctccctcc ctgcctctct ctctctccct ctccctcgag ctcccggctg</text:p>
      <text:p text:style-name="Preformatted_20_Text"><text:s text:c="6"/>181 <text:bookmark text:name="gi_162461737_181"/>gctgcggctc cctggcgctc tccctctctc tccggtaggc tcaccgagcg atgcgagctc</text:p>
      <text:p text:style-name="Preformatted_20_Text"><text:s text:c="6"/>241 <text:bookmark text:name="gi_162461737_241"/>tgggagacag cgacgccgcc tcccgctaga gacctgcccc tcggcccggc cccctgccca</text:p>
      <text:p text:style-name="Preformatted_20_Text"><text:s text:c="6"/>301 <text:bookmark text:name="gi_162461737_301"/>accctgccca gcgcgcgggg gtcggcgaag gcgccgcgga cgcaccgacg gctgaagagc</text:p>
      <text:p text:style-name="Preformatted_20_Text"><text:s text:c="6"/>361 <text:bookmark text:name="gi_162461737_361"/>ggcgatgcac atgcactagc agcaccccct aactcactcc ctccacatcc cgcgccgccg</text:p>
      <text:p text:style-name="Preformatted_20_Text"><text:s text:c="6"/>421 <text:bookmark text:name="gi_162461737_421"/>ccgccgcctc ctccacctcc tcctccgccg ccgccgcctc ctcctcctcc ggcagccgcg</text:p>
      <text:p text:style-name="Preformatted_20_Text"><text:s text:c="6"/>481 <text:bookmark text:name="gi_162461737_481"/>gcagcaggac ccaccctgcc ccccacccca ccctctgtcg gctccggctg cggctccagc</text:p>
      <text:p text:style-name="Preformatted_20_Text"><text:s text:c="6"/>541 <text:bookmark text:name="gi_162461737_541"/>ctcgactatt attttattta ttttgggtcg tgcacaagcc tcagtgcctg cagtccgcgc</text:p>
      <text:p text:style-name="Preformatted_20_Text"><text:s text:c="6"/>601 <text:bookmark text:name="gi_162461737_601"/>ctcctcggcc cgcgggcgcc tcctcccttg gctccggagc cccagacccc ggccaccctc</text:p>
      <text:p text:style-name="Preformatted_20_Text"><text:s text:c="6"/>661 <text:bookmark text:name="gi_162461737_661"/>gattcgacaa ccccagaccc ctgccagctg ccgcgagtct ccgctgctgg aatcttgtta</text:p>
      <text:p text:style-name="Preformatted_20_Text"><text:s text:c="6"/>721 <text:bookmark text:name="gi_162461737_721"/>gcggctgtct ttttggaggg ttctggtttc ccgacatttt tgtttccagc ccaggagagg</text:p>
      <text:p text:style-name="Preformatted_20_Text"><text:s text:c="6"/>781 <text:bookmark text:name="gi_162461737_781"/>atatcgtgat tttcccccct tgagcccagg ctctgctctc tgggggggtg gggggcgctc</text:p>
      <text:p text:style-name="Preformatted_20_Text"><text:s text:c="6"/>841 <text:bookmark text:name="gi_162461737_841"/>caagccgggg agccgtgcca gccgagtcgt gcgggctgtg gcagggaagg ggccaccatg</text:p>
      <text:p text:style-name="Preformatted_20_Text"><text:s text:c="6"/>901 <text:bookmark text:name="gi_162461737_901"/>ggatgtactc tgagcgcaga ggagagagcc gccctcgagc ggagcaaggc gattgagaaa</text:p>
      <text:p text:style-name="Preformatted_20_Text"><text:s text:c="6"/>961 <text:bookmark text:name="gi_162461737_961"/>aacctcaaag aggatggcat cagcgccgcc aaagacgtga aattactcct gctcggggct</text:p>
      <text:p text:style-name="Preformatted_20_Text"><text:s text:c="5"/>1021 <text:bookmark text:name="gi_162461737_1021"/>ggagaatcag gaaaaagcac cattgtgaag cagatgaaga tcatccatga agatggcttc</text:p>
      <text:p text:style-name="Preformatted_20_Text"><text:s text:c="5"/>1081 <text:bookmark text:name="gi_162461737_1081"/>tccggagaag acgtgaaaca gtacaagcct gttgtctaca gcaacactat ccagtccctg</text:p>
      <text:p text:style-name="Preformatted_20_Text"><text:s text:c="5"/>1141 <text:bookmark text:name="gi_162461737_1141"/>gcagccatcg tccgggccat ggacactttg ggcatcgaat atggtgataa ggagagaaag</text:p>
      <text:p text:style-name="Preformatted_20_Text"><text:s text:c="5"/>1201 <text:bookmark text:name="gi_162461737_1201"/>gctgacgcca agatggtgtg tgatgtggtg agtcggatgg aagacaccga gcccttctct</text:p>
      <text:p text:style-name="Preformatted_20_Text"><text:s text:c="5"/>1261 <text:bookmark text:name="gi_162461737_1261"/>gcagagctgc tttctgccat gatgcggctc tggggcgact caggaatcca agagtgcttc</text:p>
      <text:p text:style-name="Preformatted_20_Text"><text:s text:c="5"/>1321 <text:bookmark text:name="gi_162461737_1321"/>aaccggtccc gggagtatca gctcaacgac tctgccaaat actacctgga cagcctggat</text:p>
      <text:p text:style-name="Preformatted_20_Text"><text:s text:c="5"/>1381 <text:bookmark text:name="gi_162461737_1381"/>cggattgggg ccgccgacta ccagcccacc gagcaggaca tcctccgaac cagggtcaaa</text:p>
      <text:p text:style-name="Preformatted_20_Text"><text:s text:c="5"/>1441 <text:bookmark text:name="gi_162461737_1441"/>accactggca tcgtagaaac ccacttcaca ttcaagaacc tccacttcag gctgtttgac</text:p>
      <text:p text:style-name="Preformatted_20_Text"><text:s text:c="5"/>1501 <text:bookmark text:name="gi_162461737_1501"/>gtcggaggcc agcgatctga acgcaagaag tggatccatt gcttcgagga cgtcacggcc</text:p>
      <text:p text:style-name="Preformatted_20_Text"><text:s text:c="5"/>1561 <text:bookmark text:name="gi_162461737_1561"/>atcattttct gtgtcgcgct cagcggctat gaccaggtgc tccacgaaga cgaaaccacg</text:p>
      <text:p text:style-name="Preformatted_20_Text"><text:s text:c="5"/>1621 <text:bookmark text:name="gi_162461737_1621"/>aaccgcatgc acgaatccct gaagcttttt gacagcatct gcaacaacaa atggttcaca</text:p>
      <text:p text:style-name="Preformatted_20_Text"><text:s text:c="5"/>1681 <text:bookmark text:name="gi_162461737_1681"/>gacacgtcca tcatcctgtt tcttaacaag aaggacatat ttgaagagaa gatcaagaag</text:p>
      <text:p text:style-name="Preformatted_20_Text"><text:s text:c="5"/>1741 <text:bookmark text:name="gi_162461737_1741"/>tccccgctca ccatctgctt tcctgaatat acaggcccca gcgccttcac agaagccgtg</text:p>
      <text:p text:style-name="Preformatted_20_Text"><text:s text:c="5"/>1801 <text:bookmark text:name="gi_162461737_1801"/>gcttacatcc aggcccagta cgagagcaag aacaagtcag cccacaaaga gatctacacc</text:p>
      <text:p text:style-name="Preformatted_20_Text"><text:soft-page-break/><text:s text:c="5"/>1861 <text:bookmark text:name="gi_162461737_1861"/>cacgtcacct gcgccacgga caccaacaac atccagtttg tctttgatgc tgtgacggac</text:p>
      <text:p text:style-name="Preformatted_20_Text"><text:s text:c="5"/>1921 <text:bookmark text:name="gi_162461737_1921"/>gtcatcatcg ccaaaaacct gcggggctgt ggactctact gagcccagcc gccctgcccg</text:p>
      <text:p text:style-name="Preformatted_20_Text"><text:s text:c="5"/>1981 <text:bookmark text:name="gi_162461737_1981"/>gcacccttgc cctgcctggc ctgccgcccc ccctcccctg gaaccaggct ccaccactct</text:p>
      <text:p text:style-name="Preformatted_20_Text"><text:s text:c="5"/>2041 <text:bookmark text:name="gi_162461737_2041"/>cagaccactc tttgcacttg aggaagaaga cctcagaggc tggcaccaag ggagggagga</text:p>
      <text:p text:style-name="Preformatted_20_Text"><text:s text:c="5"/>2101 <text:bookmark text:name="gi_162461737_2101"/>gggagcatcc tccacccgca ccccccaaca gaacttgtgg taacgcaggg gcggggcggg</text:p>
      <text:p text:style-name="Preformatted_20_Text"><text:s text:c="5"/>2161 <text:bookmark text:name="gi_162461737_2161"/>gctgctgagt gcatgctgca aggccaggag actccacgct cacagcctct gtgtcatctc</text:p>
      <text:p text:style-name="Preformatted_20_Text"><text:s text:c="5"/>2221 <text:bookmark text:name="gi_162461737_2221"/>tgagtgcttg atcgggaagc tggggggaca gggcagggcc cagatgggca caccctgcac</text:p>
      <text:p text:style-name="Preformatted_20_Text"><text:s text:c="5"/>2281 <text:bookmark text:name="gi_162461737_2281"/>ctgatgactc actggaagcc tcggagtgtc ctcctgtcat cttgggtggt gcaggggcgc</text:p>
      <text:p text:style-name="Preformatted_20_Text"><text:s text:c="5"/>2341 <text:bookmark text:name="gi_162461737_2341"/>agatggccct gcagcagggt gctggcaggg tggggtcata ggagccatcc ttcagctttg</text:p>
      <text:p text:style-name="Preformatted_20_Text"><text:s text:c="5"/>2401 <text:bookmark text:name="gi_162461737_2401"/>cctggggtct ctggtggagg gcagttccgt caacaaaagc cagggtggga tcaggccaac</text:p>
      <text:p text:style-name="Preformatted_20_Text"><text:s text:c="5"/>2461 <text:bookmark text:name="gi_162461737_2461"/>ttggtgtggg ttggaggact caggccttgg cgatggcctc cgtctccctg ctccctcccc</text:p>
      <text:p text:style-name="Preformatted_20_Text"><text:s text:c="5"/>2521 <text:bookmark text:name="gi_162461737_2521"/>tgggtctcag cccttccttc tctgggtcat cctcccttgc ctttgctctc ccagagaact</text:p>
      <text:p text:style-name="Preformatted_20_Text"><text:s text:c="5"/>2581 <text:bookmark text:name="gi_162461737_2581"/>cccatccctg actcctccga gttctggaaa tgcttcttga gactgattta tggctcagat</text:p>
      <text:p text:style-name="Preformatted_20_Text"><text:s text:c="5"/>2641 <text:bookmark text:name="gi_162461737_2641"/>agatggtggc gtggagcggg gggagggaga gatgggaggt gcggggaagg gaggtggaag</text:p>
      <text:p text:style-name="Preformatted_20_Text"><text:s text:c="5"/>2701 <text:bookmark text:name="gi_162461737_2701"/>ctcctgtgtc acctgggctg gggcctcccg cccagtcctc gcaggccaaa gggtgaccca</text:p>
      <text:p text:style-name="Preformatted_20_Text"><text:s text:c="5"/>2761 <text:bookmark text:name="gi_162461737_2761"/>tttctttttt ccagtcacca ggagctcgga tggtcactct gaggtgtgaa tagatatgtt</text:p>
      <text:p text:style-name="Preformatted_20_Text"><text:s text:c="5"/>2821 <text:bookmark text:name="gi_162461737_2821"/>tttccttcag tccacactga attcaactca aaccagcaaa ggcctttggg ctggggattc</text:p>
      <text:p text:style-name="Preformatted_20_Text"><text:s text:c="5"/>2881 <text:bookmark text:name="gi_162461737_2881"/>tgtggttgca gaggtctaga gggggtggac ttttgcagcc agtgcctccg cctcaccgtc</text:p>
      <text:p text:style-name="Preformatted_20_Text"><text:s text:c="5"/>2941 <text:bookmark text:name="gi_162461737_2941"/>ttggtgaaga aatcagcgag tttgttcaca gccgttggtg tcttcccagc ccctggggac</text:p>
      <text:p text:style-name="Preformatted_20_Text"><text:s text:c="5"/>3001 <text:bookmark text:name="gi_162461737_3001"/>agaggacagc agggggatgg agctgacacc ctggagtatt tggacccagg ccagcacaaa</text:p>
      <text:p text:style-name="Preformatted_20_Text"><text:s text:c="5"/>3061 <text:bookmark text:name="gi_162461737_3061"/>cacacccccc tgtccccaac tctaaaggga gagtcctagg actccttaga ggaggcttca</text:p>
      <text:p text:style-name="Preformatted_20_Text"><text:s text:c="5"/>3121 <text:bookmark text:name="gi_162461737_3121"/>ctgcggagat ccctgagcag aagggggcgg ggtagcttct cccggtgacg gtgacgcagg</text:p>
      <text:p text:style-name="Preformatted_20_Text"><text:s text:c="5"/>3181 <text:bookmark text:name="gi_162461737_3181"/>tctggctggc cttgggcaac caacacacct ctcccactcc aagatgcctc caggtggctg</text:p>
      <text:p text:style-name="Preformatted_20_Text"><text:s text:c="5"/>3241 <text:bookmark text:name="gi_162461737_3241"/>aggccaacgc ccacacccag gccagtcgtg tgcttgtaca gcaggctgtg cctggggacc</text:p>
      <text:p text:style-name="Preformatted_20_Text"><text:s text:c="5"/>3301 <text:bookmark text:name="gi_162461737_3301"/>tagatgtgcc atgggaggga ggagggtacc cactgacagg cctctgcctc cctcctcaag</text:p>
      <text:p text:style-name="Preformatted_20_Text"><text:s text:c="5"/>3361 <text:bookmark text:name="gi_162461737_3361"/>ccctctgttc tccctgcccc cactctggac actgcttagt ccccagccag gcagggcccc</text:p>
      <text:p text:style-name="Preformatted_20_Text"><text:s text:c="5"/>3421 <text:bookmark text:name="gi_162461737_3421"/>tgggtttcca cttgcagccc ccggactgcc ccagagccgg gaagcaccag tgccaacagc</text:p>
      <text:p text:style-name="Preformatted_20_Text"><text:s text:c="5"/>3481 <text:bookmark text:name="gi_162461737_3481"/>tctggacttg ttggacccac aggcacagag ctctgagtgg tgcccaggag acccaggaac</text:p>
      <text:p text:style-name="Preformatted_20_Text"><text:s text:c="5"/>3541 <text:bookmark text:name="gi_162461737_3541"/>cttccctagt gccaaatgcc tgcagggacc ggtgcctggg gagcctctgg cagccggact</text:p>
      <text:p text:style-name="Preformatted_20_Text"><text:s text:c="5"/>3601 <text:bookmark text:name="gi_162461737_3601"/>gcaggagcca ccccatcagc ccaagtccac ctctgttttg ttcacctcgg tcatgttttg</text:p>
      <text:p text:style-name="Preformatted_20_Text"><text:s text:c="5"/>3661 <text:bookmark text:name="gi_162461737_3661"/>gaccttgcac caggtgctgg gacgtggcag aggacaggcc ctgggaacca acagtgtcct</text:p>
      <text:p text:style-name="Preformatted_20_Text"><text:s text:c="5"/>3721 <text:bookmark text:name="gi_162461737_3721"/>accatggaca gccagggcca gctaagctaa gccatcccgc ccaacacaga agacatggca</text:p>
      <text:p text:style-name="Preformatted_20_Text"><text:s text:c="5"/>3781 <text:bookmark text:name="gi_162461737_3781"/>gttatttctc agcagcacca cgctgggtga ggccagttgt tccgcttact ctgctccgaa</text:p>
      <text:p text:style-name="Preformatted_20_Text"><text:s text:c="5"/>3841 <text:bookmark text:name="gi_162461737_3841"/>ctgtaacccc aggctcagaa gcagccggca aaagggggat gctggccacg ccccacctct</text:p>
      <text:p text:style-name="Preformatted_20_Text"><text:s text:c="5"/>3901 <text:bookmark text:name="gi_162461737_3901"/>aaggccatca ccctggaggt ggaagtcact gggctggagg gctctccatg tcccccagca</text:p>
      <text:p text:style-name="Preformatted_20_Text"><text:s text:c="5"/>3961 <text:bookmark text:name="gi_162461737_3961"/>gccgccctca gaacacagtg gccagagcac caggctgggt ccaggcctcc aatccaggcc</text:p>
      <text:p text:style-name="Preformatted_20_Text"><text:s text:c="5"/>4021 <text:bookmark text:name="gi_162461737_4021"/>ttccctgtcc ctagaactgg ggctggagga gtgggtgctc agcccttcct gccctccatc</text:p>
      <text:p text:style-name="Preformatted_20_Text"><text:s text:c="5"/>4081 <text:bookmark text:name="gi_162461737_4081"/>cccagcctgc ctttctcttc ctttggatgc tccatcctcc ttggtttctt gcactgctct</text:p>
      <text:p text:style-name="Preformatted_20_Text"><text:s text:c="5"/>4141 <text:bookmark text:name="gi_162461737_4141"/>caatcctccc accctagcct gggggtggtc cttggtcctc aggggtatcc ggggagaaat</text:p>
      <text:p text:style-name="Preformatted_20_Text"><text:s text:c="5"/>4201 <text:bookmark text:name="gi_162461737_4201"/>tctctccctg tgcatgacac ctgtcatcca tgtcgtaacc agcggctcca tcttgtgggg</text:p>
      <text:p text:style-name="Preformatted_20_Text"><text:s text:c="5"/>4261 <text:bookmark text:name="gi_162461737_4261"/>tggtgactga gggtgacaaa tgagatttgg ctccgtcgtg gatgtggatg tgggaggaat</text:p>
      <text:p text:style-name="Preformatted_20_Text"><text:s text:c="5"/>4321 <text:bookmark text:name="gi_162461737_4321"/>gttgcgagtg acacgtgtgg gtttctaatc cacagtggtc ctgcgtgtgc cctgaggggc</text:p>
      <text:p text:style-name="Preformatted_20_Text"><text:s text:c="5"/>4381 <text:bookmark text:name="gi_162461737_4381"/>catggtaacc tctccgatgg ctcggattta gcaggccaag cagaaactga tttctacgaa</text:p>
      <text:p text:style-name="Preformatted_20_Text"><text:s text:c="5"/>4441 <text:bookmark text:name="gi_162461737_4441"/>gagcgtcttt gccaaactca tgaaaattgt gcctgccact ttcatgccta tgggccagtt</text:p>
      <text:p text:style-name="Preformatted_20_Text"><text:s text:c="5"/>4501 <text:bookmark text:name="gi_162461737_4501"/>ttgtgacctg cgccgctgac catcctaaga accaggtctt ggccttccct ctgagcactg</text:p>
      <text:p text:style-name="Preformatted_20_Text"><text:s text:c="5"/>4561 <text:bookmark text:name="gi_162461737_4561"/>atagaggtcc ccaaggctct ctggcctgag gagggtgtgg ggtctgccca gccccaagca</text:p>
      <text:p text:style-name="Preformatted_20_Text"><text:s text:c="5"/>4621 <text:bookmark text:name="gi_162461737_4621"/>gagagcacag tctgggcccc tgaccaacag ctttggcatt ctgggttcca tggggaccct</text:p>
      <text:p text:style-name="Preformatted_20_Text"><text:s text:c="5"/>4681 <text:bookmark text:name="gi_162461737_4681"/>agagctcagg cacaagaaca acaccatacc tgctgccagg acgcagctgt ctcccaggcc</text:p>
      <text:p text:style-name="Preformatted_20_Text"><text:s text:c="5"/>4741 <text:bookmark text:name="gi_162461737_4741"/>ctccccacag cccagctccc actggcagga actggacaca tccctgccct ccatggtctg</text:p>
      <text:p text:style-name="Preformatted_20_Text"><text:s text:c="5"/>4801 <text:bookmark text:name="gi_162461737_4801"/>cactggtctt ctctgagtat tcttaggagc agaggcagcc ccaagttcca acttgcaagc</text:p>
      <text:p text:style-name="Preformatted_20_Text"><text:s text:c="5"/>4861 <text:bookmark text:name="gi_162461737_4861"/>cctgtaacta agctgtctat aaaccccagc agggaaggcc aagggatggt ctcacccatg</text:p>
      <text:p text:style-name="Preformatted_20_Text"><text:s text:c="5"/>4921 <text:bookmark text:name="gi_162461737_4921"/>cccttccctt tggccaacat gagtcctgca gtggggagct tagcccctgc tcccacctaa</text:p>
      <text:p text:style-name="Preformatted_20_Text"><text:s text:c="5"/>4981 <text:bookmark text:name="gi_162461737_4981"/>cactctacag ttagcaccca ggggttgatt caggaagttc ttcctttttc tagcctgcat</text:p>
      <text:p text:style-name="Preformatted_20_Text"><text:s text:c="5"/>5041 <text:bookmark text:name="gi_162461737_5041"/>ccttcctggc cacccccttt atttctcagt ctgacctggt gcactcttgg caagtgagtc</text:p>
      <text:p text:style-name="Preformatted_20_Text"><text:s text:c="5"/>5101 <text:bookmark text:name="gi_162461737_5101"/>cattgcagtc ccaggtggat atttaatgag cactcggact gtttcctcca agtcagctag</text:p>
      <text:p text:style-name="Preformatted_20_Text"><text:s text:c="5"/>5161 <text:bookmark text:name="gi_162461737_5161"/>tggcctgccc tcctcctttt caagaagtct ggggcacaga gcctcctctg gctgcctctt</text:p>
      <text:p text:style-name="Preformatted_20_Text"><text:s text:c="5"/>5221 <text:bookmark text:name="gi_162461737_5221"/>ctcttctctg agcctctggg agccttcagg caaaacctgg cagttctcag gaacccagac</text:p>
      <text:p text:style-name="Preformatted_20_Text"><text:s text:c="5"/>5281 <text:bookmark text:name="gi_162461737_5281"/>ctgaggctcc agctccgcgg ccaccagaga ttcagtgtgc agtgccgaag gcagtcaccc</text:p>
      <text:p text:style-name="Preformatted_20_Text"><text:s text:c="5"/>5341 <text:bookmark text:name="gi_162461737_5341"/>ccaggcagtt cctgctgtca ggccgcaagc ctagagcgca ggatcccagc agcccaggga</text:p>
      <text:p text:style-name="Preformatted_20_Text"><text:soft-page-break/><text:s text:c="5"/>5401 <text:bookmark text:name="gi_162461737_5401"/>acagggccgg cgtgtgagct gctgccgtgg ggtctgtggt agggctcccc atctcccacc</text:p>
      <text:p text:style-name="Preformatted_20_Text"><text:s text:c="5"/>5461 <text:bookmark text:name="gi_162461737_5461"/>cctcagcaag aagagtcctg acccctgacc ccaccctgcc cagagaggag ctggggcctc</text:p>
      <text:p text:style-name="Preformatted_20_Text"><text:s text:c="5"/>5521 <text:bookmark text:name="gi_162461737_5521"/>cagacagacc ccactgcagc cagatgaagg cccctgtcaa agaaggggca ggctggggga</text:p>
      <text:p text:style-name="Preformatted_20_Text"><text:s text:c="5"/>5581 <text:bookmark text:name="gi_162461737_5581"/>aaagcagaaa gaatggcccc cagtccaaac tcctggatcc cctccatgag agaggggctc</text:p>
      <text:p text:style-name="Preformatted_20_Text"><text:s text:c="5"/>5641 <text:bookmark text:name="gi_162461737_5641"/>cccctggaac agaagctctc atccccaggc ccagtgcaca agaccaccag cagagaccca</text:p>
      <text:p text:style-name="Preformatted_20_Text"><text:s text:c="5"/>5701 <text:bookmark text:name="gi_162461737_5701"/>ccgcccttcc tggcagagca ccacttcctg gcagtgcagc tccgaggcac cactactgtc</text:p>
      <text:p text:style-name="Preformatted_20_Text"><text:s text:c="5"/>5761 <text:bookmark text:name="gi_162461737_5761"/>ctccccttcc ctccccaccc ctcccctccc tttccctcct ctcccctccc ctccacacct</text:p>
      <text:p text:style-name="Preformatted_20_Text"><text:s text:c="5"/>5821 <text:bookmark text:name="gi_162461737_5821"/>gccctgttac tcccacagct ctgggcagcc aggccctccc ctcctgcctc ctggtcttct</text:p>
      <text:p text:style-name="Preformatted_20_Text"><text:s text:c="5"/>5881 <text:bookmark text:name="gi_162461737_5881"/>ctactccgct ggttctgacc catcccctgg ctctgcccgc cgtcccccac cctgcccctg</text:p>
      <text:p text:style-name="Preformatted_20_Text"><text:s text:c="5"/>5941 <text:bookmark text:name="gi_162461737_5941"/>ctgagtatct tcttcctccc cacgcacccc cctcccccat ctaggcgagg tgggctcggg</text:p>
      <text:p text:style-name="Preformatted_20_Text"><text:s text:c="5"/>6001 <text:bookmark text:name="gi_162461737_6001"/>cgtcccaggc cctccttaga aaagccgtct ctctcgagtg cagtggtccc acctcccaac</text:p>
      <text:p text:style-name="Preformatted_20_Text"><text:s text:c="5"/>6061 <text:bookmark text:name="gi_162461737_6061"/>cccatcactg ctgcccaccc catattaact gtaattttgt aagaagagtg acttgttggt</text:p>
      <text:p text:style-name="Preformatted_20_Text"><text:s text:c="5"/>6121 <text:bookmark text:name="gi_162461737_6121"/>ttaataaatc tctagttatt gtaataattt attggctgcc ataatgtatt tattagtcgc</text:p>
      <text:p text:style-name="P9"><text:s text:c="5"/>6181 <text:bookmark text:name="gi_162461737_6181"/>ctaccgttaa taaaaagtgc ccgctttcct aaaaaaaaaa aaaaaaaaa</text:p>
      <text:p text:style-name="P2">&gt; mouse</text:p>
      <text:p text:style-name="P8"><text:bookmark text:name="gi_164607136_1"/>actccctcca caccccgcgc caccgccgcc tccaccttct ccgcctccgc ctcctcctcc</text:p>
      <text:p text:style-name="Preformatted_20_Text"><text:s text:c="7"/>61 <text:bookmark text:name="gi_164607136_61"/>tccgcctccg gcagccgcgg cagaaggacc caccctgccc cccaccccac cctccgccgg</text:p>
      <text:p text:style-name="Preformatted_20_Text"><text:s text:c="6"/>121 <text:bookmark text:name="gi_164607136_121"/>ctccggctgc ggatccagcc tcgactccta ttttatttat tttgggtcgt gcactagcct</text:p>
      <text:p text:style-name="Preformatted_20_Text"><text:s text:c="6"/>181 <text:bookmark text:name="gi_164607136_181"/>cggtgcctgc aacccgcgcc tcccgggccc gcgggcgcct cctctctcgg ctccggagcc</text:p>
      <text:p text:style-name="Preformatted_20_Text"><text:s text:c="6"/>241 <text:bookmark text:name="gi_164607136_241"/>ccagaccccg gctaccctca cctcgacacc cccagacccc agccagccgc cgctaatctt</text:p>
      <text:p text:style-name="Preformatted_20_Text"><text:s text:c="6"/>301 <text:bookmark text:name="gi_164607136_301"/>cgccgctgga atcttaatag aggctgtcct tttgggggga ttctggtctt tcgacaattt</text:p>
      <text:p text:style-name="Preformatted_20_Text"><text:s text:c="6"/>361 <text:bookmark text:name="gi_164607136_361"/>tgttcccagc caaggagagg atatcgtgat tttctcccct ttgagcccag gctctgctct</text:p>
      <text:p text:style-name="Preformatted_20_Text"><text:s text:c="6"/>421 <text:bookmark text:name="gi_164607136_421"/>gtgggggggt ggggggcgcg ccgacccggg gagtcgtgcc agcctagtcg tgcgggctgt</text:p>
      <text:p text:style-name="Preformatted_20_Text"><text:s text:c="6"/>481 <text:bookmark text:name="gi_164607136_481"/>ggcagggaag gggccaccat gggatgtacg ctgagcgcag aggagagagc cgccctcgag</text:p>
      <text:p text:style-name="Preformatted_20_Text"><text:s text:c="6"/>541 <text:bookmark text:name="gi_164607136_541"/>cggagcaagg cgattgagaa aaacctcaaa gaagatggca tcagcgccgc caaagacgtg</text:p>
      <text:p text:style-name="Preformatted_20_Text"><text:s text:c="6"/>601 <text:bookmark text:name="gi_164607136_601"/>aaattactcc tgctgggggc tggagaatca ggaaaaagca ccattgtgaa gcagatgaag</text:p>
      <text:p text:style-name="Preformatted_20_Text"><text:s text:c="6"/>661 <text:bookmark text:name="gi_164607136_661"/>atcatccatg aagatggctt ctctggggaa gacgtgaagc agtacaagcc tgtggtctac</text:p>
      <text:p text:style-name="Preformatted_20_Text"><text:s text:c="6"/>721 <text:bookmark text:name="gi_164607136_721"/>agcaacacca tccagtctct ggcggccatt gtccgggcca tggacacttt gggcgtggag</text:p>
      <text:p text:style-name="Preformatted_20_Text"><text:s text:c="6"/>781 <text:bookmark text:name="gi_164607136_781"/>tatggtgaca aggagaggaa gacggactcc aagatggtgt gtgacgtggt gagtcgtatg</text:p>
      <text:p text:style-name="Preformatted_20_Text"><text:s text:c="6"/>841 <text:bookmark text:name="gi_164607136_841"/>gaagacactg aaccgttctc tgcagaactt ctttctgcca tgatgcgact ctggggcgac</text:p>
      <text:p text:style-name="Preformatted_20_Text"><text:s text:c="6"/>901 <text:bookmark text:name="gi_164607136_901"/>tcggggatcc aggagtgctt caaccgatct cgggagtatc agctcaatga ctctgccaaa</text:p>
      <text:p text:style-name="Preformatted_20_Text"><text:s text:c="6"/>961 <text:bookmark text:name="gi_164607136_961"/>tactacctgg acagcctgga tcggattgga gccggtgact accagcccac tgagcaggac</text:p>
      <text:p text:style-name="Preformatted_20_Text"><text:s text:c="5"/>1021 <text:bookmark text:name="gi_164607136_1021"/>atcctccgaa ccagagtcaa aacaactggc atcgtagaaa cccacttcac cttcaagaac</text:p>
      <text:p text:style-name="Preformatted_20_Text"><text:s text:c="5"/>1081 <text:bookmark text:name="gi_164607136_1081"/>ctccacttca ggctgtttga cgtcgggggc cagcgatctg aacgcaagaa gtggatccac</text:p>
      <text:p text:style-name="Preformatted_20_Text"><text:s text:c="5"/>1141 <text:bookmark text:name="gi_164607136_1141"/>tgctttgagg atgtcacggc catcatcttc tgtgtcgcac tcagcggcta tgaccaggtg</text:p>
      <text:p text:style-name="Preformatted_20_Text"><text:s text:c="5"/>1201 <text:bookmark text:name="gi_164607136_1201"/>ctccacgagg acgaaaccac gaaccgcatg cacgaatccc tgaagctctt cgacagcatc</text:p>
      <text:p text:style-name="Preformatted_20_Text"><text:s text:c="5"/>1261 <text:bookmark text:name="gi_164607136_1261"/>tgcaacaaca agtggttcac agacacatct attatcctgt ttctcaacaa gaaggacata</text:p>
      <text:p text:style-name="Preformatted_20_Text"><text:s text:c="5"/>1321 <text:bookmark text:name="gi_164607136_1321"/>tttgaggaga agatcaagaa gtccccactc accatctgct ttcctgaata cacaggcccc</text:p>
      <text:p text:style-name="Preformatted_20_Text"><text:s text:c="5"/>1381 <text:bookmark text:name="gi_164607136_1381"/>agtgccttca cagaagctgt ggctcacatc caagggcagt atgagagtaa gaataagtca</text:p>
      <text:p text:style-name="Preformatted_20_Text"><text:s text:c="5"/>1441 <text:bookmark text:name="gi_164607136_1441"/>gctcacaagg aagtctacag ccatgtcacc tgtgccacgg acaccaacaa catccaattc</text:p>
      <text:p text:style-name="Preformatted_20_Text"><text:s text:c="5"/>1501 <text:bookmark text:name="gi_164607136_1501"/>gtctttgatg ccgtgacaga tgtcatcatc gccaaaaacc tacggggctg tggactctac</text:p>
      <text:p text:style-name="Preformatted_20_Text"><text:s text:c="5"/>1561 <text:bookmark text:name="gi_164607136_1561"/>tgagccctgg cctcctaccc agcctgccac tcactcctcc cctggaccca gagctctgtc</text:p>
      <text:p text:style-name="Preformatted_20_Text"><text:s text:c="5"/>1621 <text:bookmark text:name="gi_164607136_1621"/>actgctcaga tgccctgtta actgaagaaa acctggaggc tagccttggg ggcaggagga</text:p>
      <text:p text:style-name="Preformatted_20_Text"><text:s text:c="5"/>1681 <text:bookmark text:name="gi_164607136_1681"/>ggcatccttt gagcatcccc accccaccca acttcagcct cgtgacacgt gggaacaggg</text:p>
      <text:p text:style-name="Preformatted_20_Text"><text:s text:c="5"/>1741 <text:bookmark text:name="gi_164607136_1741"/>ttgggcagag gtgtggaaca gcacaaggcc agagaccacg gcatgccact tgggtgctgc</text:p>
      <text:p text:style-name="Preformatted_20_Text"><text:s text:c="5"/>1801 <text:bookmark text:name="gi_164607136_1801"/>tcactggtca gctgtgtgtc ttacacagag gccgagtggg caacactgcc atctgattca</text:p>
      <text:p text:style-name="Preformatted_20_Text"><text:s text:c="5"/>1861 <text:bookmark text:name="gi_164607136_1861"/>gaatgggcat gccctgtcct ctgtacctct tgttcagtgt cctggtttct cttccacctt</text:p>
      <text:p text:style-name="Preformatted_20_Text"><text:s text:c="5"/>1921 <text:bookmark text:name="gi_164607136_1921"/>ggtgatagga tggctggcag gaaggcccca tggaaggtgc tgcttgatta ggggatagtc</text:p>
      <text:p text:style-name="Preformatted_20_Text"><text:s text:c="5"/>1981 <text:bookmark text:name="gi_164607136_1981"/>gatggcatct ctcagcagtc ctcagggtct gtttggtaga gggtggtttc gtcgacaaaa</text:p>
      <text:p text:style-name="Preformatted_20_Text"><text:s text:c="5"/>2041 <text:bookmark text:name="gi_164607136_2041"/>gccaacatgg aatcaggcca cttttggggc gcaaagactc agactttggg gacgggttcc</text:p>
      <text:p text:style-name="Preformatted_20_Text"><text:s text:c="5"/>2101 <text:bookmark text:name="gi_164607136_2101"/>ctcctccttc actttggatc ttggcccctc tctggtcatc ttcccttgcc cttgggctcc</text:p>
      <text:p text:style-name="Preformatted_20_Text"><text:s text:c="5"/>2161 <text:bookmark text:name="gi_164607136_2161"/>ccaggatact cagccctgac tcccatgggg ttgggaatat tccttaagac tggctgactg</text:p>
      <text:p text:style-name="Preformatted_20_Text"><text:s text:c="5"/>2221 <text:bookmark text:name="gi_164607136_2221"/>caaaggtcac cgatggagaa acatccctgt gctacagaat tgggggtggg acagctgagg</text:p>
      <text:p text:style-name="Preformatted_20_Text"><text:s text:c="5"/>2281 <text:bookmark text:name="gi_164607136_2281"/>gggcaggcgg ctctttcctg atagttgatg acaagccctg agaatgccat ctgctggctc</text:p>
      <text:p text:style-name="Preformatted_20_Text"><text:s text:c="5"/>2341 <text:bookmark text:name="gi_164607136_2341"/>cactcacacg ggctcaactg tcctgggtga tagtgacttg ccaggccaca ggctgcaggt</text:p>
      <text:p text:style-name="Preformatted_20_Text"><text:s text:c="5"/>2401 <text:bookmark text:name="gi_164607136_2401"/>cacagacaga gcaggcaagc agccttgcaa ctgcagatta cttagggaga agcatcgggg</text:p>
      <text:p text:style-name="Preformatted_20_Text"><text:s text:c="5"/>2461 <text:bookmark text:name="gi_164607136_2461"/>cctcgtgagc caggccccgt agccagtgcc ctgctttact ccagccttgg tcaggaagtc</text:p>
      <text:p text:style-name="Preformatted_20_Text"><text:s text:c="5"/>2521 <text:bookmark text:name="gi_164607136_2521"/>gaaagccctt ggtgtattcc tggtctcgga gcaaataatg agccagcacc ctgaagggtg</text:p>
      <text:p text:style-name="Preformatted_20_Text"><text:soft-page-break/><text:s text:c="5"/>2581 <text:bookmark text:name="gi_164607136_2581"/>ggctccaact cagacatgca gccagccccc taggtgggta aacgccctag ggacctaggg</text:p>
      <text:p text:style-name="Preformatted_20_Text"><text:s text:c="5"/>2641 <text:bookmark text:name="gi_164607136_2641"/>agagcctttg ctgcagagat tcctaagcaa aacggcgtgg tggagctttg gcaaccctag</text:p>
      <text:p text:style-name="Preformatted_20_Text"><text:s text:c="5"/>2701 <text:bookmark text:name="gi_164607136_2701"/>ccccagctaa ctttggacag tcagcatatg tccctgccat ccctagacat ctccagtcag</text:p>
      <text:p text:style-name="Preformatted_20_Text"><text:s text:c="5"/>2761 <text:bookmark text:name="gi_164607136_2761"/>ctggtatcac agccagtggt tcagacaggt ttgaatgctc atgtggcagg ctgtacagat</text:p>
      <text:p text:style-name="Preformatted_20_Text"><text:s text:c="5"/>2821 <text:bookmark text:name="gi_164607136_2821"/>gcagatgtgc ccctgggcag tcgggaaagg tctacgggtc tctgccgttc tcaagccctg</text:p>
      <text:p text:style-name="Preformatted_20_Text"><text:s text:c="5"/>2881 <text:bookmark text:name="gi_164607136_2881"/>tattttcctg ccctccactc tgaaccctgc tccgtcacag gaccctggcc ctctttcata</text:p>
      <text:p text:style-name="Preformatted_20_Text"><text:s text:c="5"/>2941 <text:bookmark text:name="gi_164607136_2941"/>gtccctgtga ccttgccacc agctccggcc tctttggttc caacaagaac agaactgtgg</text:p>
      <text:p text:style-name="Preformatted_20_Text"><text:s text:c="5"/>3001 <text:bookmark text:name="gi_164607136_3001"/>gtagtctagg gaagcatggg accttctcca atgccaaatg cttgtagggg tcctctggga</text:p>
      <text:p text:style-name="Preformatted_20_Text"><text:s text:c="5"/>3061 <text:bookmark text:name="gi_164607136_3061"/>gttcactccc catcttggtg atcctctggg gagcccaccc cagtctggtt gcctcaccct</text:p>
      <text:p text:style-name="Preformatted_20_Text"><text:s text:c="5"/>3121 <text:bookmark text:name="gi_164607136_3121"/>tccccctcta cccatatttt tctacatctc catagttcta ggaccctgtg ccatgtactg</text:p>
      <text:p text:style-name="Preformatted_20_Text"><text:s text:c="5"/>3181 <text:bookmark text:name="gi_164607136_3181"/>gggtaacaga gaacagcctg gagaccacga tctcagtgat ggcctcgtgt gatcaaaaag</text:p>
      <text:p text:style-name="Preformatted_20_Text"><text:s text:c="5"/>3241 <text:bookmark text:name="gi_164607136_3241"/>accagttcag accctgggcc aacagcagct atttctcagc agcacccctg ggtgtggcca</text:p>
      <text:p text:style-name="Preformatted_20_Text"><text:s text:c="5"/>3301 <text:bookmark text:name="gi_164607136_3301"/>cctgtgtcga caggctgtaa ccccaagttt aaaagcacct acggtcaagg gttgttggcc</text:p>
      <text:p text:style-name="Preformatted_20_Text"><text:s text:c="5"/>3361 <text:bookmark text:name="gi_164607136_3361"/>aagccccatc ttttaggacc atttccagga aggtagaaat cagcatccct aacaatccct</text:p>
      <text:p text:style-name="Preformatted_20_Text"><text:s text:c="5"/>3421 <text:bookmark text:name="gi_164607136_3421"/>ctatggctcc cattccccaa gtggcccctc caaatcattg cagcacagtt gtcagagctc</text:p>
      <text:p text:style-name="Preformatted_20_Text"><text:s text:c="5"/>3481 <text:bookmark text:name="gi_164607136_3481"/>acagctagaa tcagggcctg tacccagcct ccccactcct gtccccaaga cttccttctg</text:p>
      <text:p text:style-name="Preformatted_20_Text"><text:s text:c="5"/>3541 <text:bookmark text:name="gi_164607136_3541"/>ctcgacctac tgtgttcagc ctagtgtcat gcactactgt cagcctcagg tagcgaggtc</text:p>
      <text:p text:style-name="Preformatted_20_Text"><text:s text:c="5"/>3601 <text:bookmark text:name="gi_164607136_3601"/>tcaggctgtc tactctaagc cttcaagaac atggtccaca gggaaggctg ttctgtgtcc</text:p>
      <text:p text:style-name="Preformatted_20_Text"><text:s text:c="5"/>3661 <text:bookmark text:name="gi_164607136_3661"/>cacccatgtc gtcaccagca gctctaccat gggggggaca agcatgtgtg acaggtgaat</text:p>
      <text:p text:style-name="Preformatted_20_Text"><text:s text:c="5"/>3721 <text:bookmark text:name="gi_164607136_3721"/>cttggctccg ccgtggcttt gggtatgggg gaagtgttga aagtgaccag atcaggggaa</text:p>
      <text:p text:style-name="Preformatted_20_Text"><text:s text:c="5"/>3781 <text:bookmark text:name="gi_164607136_3781"/>tggcccatat gtgcagtggc cttgtcccca gaggggccat gctgtagtgt ctgagtagta</text:p>
      <text:p text:style-name="Preformatted_20_Text"><text:s text:c="5"/>3841 <text:bookmark text:name="gi_164607136_3841"/>gtataactca gcaggctagg agccagttcc caggaagagt gccttcactg tattcgtgga</text:p>
      <text:p text:style-name="Preformatted_20_Text"><text:s text:c="5"/>3901 <text:bookmark text:name="gi_164607136_3901"/>accgtgcctg ttgcctaggt gcctgtgggc aaatcctgtg ccctgtgcca attaccattc</text:p>
      <text:p text:style-name="Preformatted_20_Text"><text:s text:c="5"/>3961 <text:bookmark text:name="gi_164607136_3961"/>taagaatctg ccctttaagc ataggtagag gcttctgagc ctctgggctg agctgtagag</text:p>
      <text:p text:style-name="Preformatted_20_Text"><text:s text:c="5"/>4021 <text:bookmark text:name="gi_164607136_4021"/>ggtgctggcg gactctgggc tgagccgtgg agggtgctgg cggactctgg gctgagccgt</text:p>
      <text:p text:style-name="Preformatted_20_Text"><text:s text:c="5"/>4081 <text:bookmark text:name="gi_164607136_4081"/>ggagggtgct ggtggactct gggctgagcc gtggagggtg ctggtggact ctgggctgag</text:p>
      <text:p text:style-name="Preformatted_20_Text"><text:s text:c="5"/>4141 <text:bookmark text:name="gi_164607136_4141"/>ccgtggaggg tgctggcgaa ctctgggctg agccgtggag ggtgctggtg gactctaggc</text:p>
      <text:p text:style-name="Preformatted_20_Text"><text:s text:c="5"/>4201 <text:bookmark text:name="gi_164607136_4201"/>tgagctgtgg agggtgctgg cagactctgg gctgagccgt ggagggtgct ggtggactct</text:p>
      <text:p text:style-name="Preformatted_20_Text"><text:s text:c="5"/>4261 <text:bookmark text:name="gi_164607136_4261"/>gggctgagct gtggagggtg ctggcagact ctgggctgag ctgtggaggg tgctggcaga</text:p>
      <text:p text:style-name="Preformatted_20_Text"><text:s text:c="5"/>4321 <text:bookmark text:name="gi_164607136_4321"/>ctctgggctg agctgtggag ggtgctggtg gactctgggc tgagccgtgg agggtgctgg</text:p>
      <text:p text:style-name="Preformatted_20_Text"><text:s text:c="5"/>4381 <text:bookmark text:name="gi_164607136_4381"/>cggactctag gctgagctgt ggagggtgct ggcagactct gggctgagcc gtggagggtg</text:p>
      <text:p text:style-name="Preformatted_20_Text"><text:s text:c="5"/>4441 <text:bookmark text:name="gi_164607136_4441"/>ctggtggact ctaggctgag ctgtggaggg tgctggcaga ctctgggctg agctgtggag</text:p>
      <text:p text:style-name="Preformatted_20_Text"><text:s text:c="5"/>4501 <text:bookmark text:name="gi_164607136_4501"/>ggtgctggtg gactctgggc tgagccgtgg agggtgctgg cggactctag gctgagctgt</text:p>
      <text:p text:style-name="Preformatted_20_Text"><text:s text:c="5"/>4561 <text:bookmark text:name="gi_164607136_4561"/>ggagggtgct ggcagactct gggctgagct gtggagggtg ctggcggact ctgggctgag</text:p>
      <text:p text:style-name="Preformatted_20_Text"><text:s text:c="5"/>4621 <text:bookmark text:name="gi_164607136_4621"/>ctgtggaggg tgctggtgga ctctggtgtg ggaacgggga tggattcctc ccagtctgat</text:p>
      <text:p text:style-name="Preformatted_20_Text"><text:s text:c="5"/>4681 <text:bookmark text:name="gi_164607136_4681"/>ccactcatta gtagaaatgg ccttcagcct ctcacgatcc cttctgtgga tggagcccct</text:p>
      <text:p text:style-name="Preformatted_20_Text"><text:s text:c="5"/>4741 <text:bookmark text:name="gi_164607136_4741"/>agatcctggt gccctgtccc cttgtcccct cttgtaccat gcagagcacc accatcatct</text:p>
      <text:p text:style-name="Preformatted_20_Text"><text:s text:c="5"/>4801 <text:bookmark text:name="gi_164607136_4801"/>cagccttgca gctcaggtcc acaccctgct gttgggaact ggaggcatct gacctgtgtg</text:p>
      <text:p text:style-name="Preformatted_20_Text"><text:s text:c="5"/>4861 <text:bookmark text:name="gi_164607136_4861"/>gtctgtactg gatatcactg agtgccctgt tcaaccccat acccaggctg tctctcaggt</text:p>
      <text:p text:style-name="Preformatted_20_Text"><text:s text:c="5"/>4921 <text:bookmark text:name="gi_164607136_4921"/>tgacagcgct tcaccccagc ccttgcccta tgcagaaagt actgcttcga gagatgtacc</text:p>
      <text:p text:style-name="Preformatted_20_Text"><text:s text:c="5"/>4981 <text:bookmark text:name="gi_164607136_4981"/>tgtggttccc acgtactaca tgctacagcc agtgacctga gggcagggtt cacctcacac</text:p>
      <text:p text:style-name="Preformatted_20_Text"><text:s text:c="5"/>5041 <text:bookmark text:name="gi_164607136_5041"/>tcctcctgac cctctcccca tctccatctg acccagcctc ttgacacaga gatccagcac</text:p>
      <text:p text:style-name="Preformatted_20_Text"><text:s text:c="5"/>5101 <text:bookmark text:name="gi_164607136_5101"/>acctaggaga gactcatgaa ccctcctgac ccagtagtag cctgtcacct tcttctgaag</text:p>
      <text:p text:style-name="Preformatted_20_Text"><text:s text:c="5"/>5161 <text:bookmark text:name="gi_164607136_5161"/>atcctggggg cacagaacat cttctaactg ccaccccttt tttctgggcc tcccggtaag</text:p>
      <text:p text:style-name="Preformatted_20_Text"><text:s text:c="5"/>5221 <text:bookmark text:name="gi_164607136_5221"/>ctccaggtat agctccacag ctctgaggaa tccagtcctg aggctccacc tccactgtaa</text:p>
      <text:p text:style-name="Preformatted_20_Text"><text:s text:c="5"/>5281 <text:bookmark text:name="gi_164607136_5281"/>ttgagctcct ggaggcaagc accttccagg ctgctgatcc catcaggcta caagctaaag</text:p>
      <text:p text:style-name="Preformatted_20_Text"><text:s text:c="5"/>5341 <text:bookmark text:name="gi_164607136_5341"/>aaagaaagtt ccagcatccc aaagaacagg gccaggggtg taagcaggct tccccaggcc</text:p>
      <text:p text:style-name="Preformatted_20_Text"><text:s text:c="5"/>5401 <text:bookmark text:name="gi_164607136_5401"/>ctaccactca ggagagccgt gtactcatct gcttaaagag tggggttcag gctcacagat</text:p>
      <text:p text:style-name="Preformatted_20_Text"><text:s text:c="5"/>5461 <text:bookmark text:name="gi_164607136_5461"/>gccaccccat gccagatgat ggccatgtca aggagggaac aggtagaaga aaaccagaaa</text:p>
      <text:p text:style-name="Preformatted_20_Text"><text:s text:c="5"/>5521 <text:bookmark text:name="gi_164607136_5521"/>taatggcccc atccaaagtc ctgagccctc taggcagagt gcggtaccct atgacaggca</text:p>
      <text:p text:style-name="Preformatted_20_Text"><text:s text:c="5"/>5581 <text:bookmark text:name="gi_164607136_5581"/>gcttccttct cttccccagg cacaaaaggc catcagcaga aacagtaccc ttcccagcag</text:p>
      <text:p text:style-name="Preformatted_20_Text"><text:s text:c="5"/>5641 <text:bookmark text:name="gi_164607136_5641"/>cccccaggcc ctctcctccc ctaagcctcc tgcaccagcc acagttgtct gcccagcatg</text:p>
      <text:p text:style-name="Preformatted_20_Text"><text:s text:c="5"/>5701 <text:bookmark text:name="gi_164607136_5701"/>gacagcagcc cccaactcct gttgttctcc ctgacttctg acttgacccc tgtggctgat</text:p>
      <text:p text:style-name="Preformatted_20_Text"><text:s text:c="5"/>5761 <text:bookmark text:name="gi_164607136_5761"/>gcacacacac ccttcaagtc ccaggccaga ggctgggcac cccacgttcc tcttagcaga</text:p>
      <text:p text:style-name="Preformatted_20_Text"><text:s text:c="5"/>5821 <text:bookmark text:name="gi_164607136_5821"/>gccttcttag gtgcacccgc cccacctctt gacccaccac caccacctac cctcattaac</text:p>
      <text:p text:style-name="Preformatted_20_Text"><text:s text:c="5"/>5881 <text:bookmark text:name="gi_164607136_5881"/>tgtaattttg taagaagagt gatttgctgg ttaataaata cctagttatt gtaataattt</text:p>
      <text:p text:style-name="Preformatted_20_Text"><text:s text:c="5"/>5941 <text:bookmark text:name="gi_164607136_5941"/>attggctgcc ataatgtatt tattagtcac ccaccattaa taaaaagtgc cagctctttc</text:p>
      <text:p text:style-name="P9"><text:s text:c="5"/>6001 <text:bookmark text:name="gi_164607136_6001"/>tagcaaaaaa aaaaaaaaaa aa</text:p>
      <text:p text:style-name="P4"><text:soft-page-break/><text:span text:style-name="T2">&gt;rat </text:span></text:p>
      <text:p text:style-name="P4">1 <text:bookmark text:name="gi_8394151_1"/>ctctcgcgct ctccctgtct cctgtccgct ccgccgagcg atgcgagttc ttggccccgg</text:p>
      <text:p text:style-name="Preformatted_20_Text"><text:s text:c="7"/>61 <text:bookmark text:name="gi_8394151_61"/>cgacgccgcc tccagctaga gatctgcacc cctcaccccc ggcccggccc tctgcccagc</text:p>
      <text:p text:style-name="Preformatted_20_Text"><text:s text:c="6"/>121 <text:bookmark text:name="gi_8394151_121"/>cctgccctgc gcgcgggggt cggagaaggc gccgggacgc accgacggcc gaggagcggc</text:p>
      <text:p text:style-name="Preformatted_20_Text"><text:s text:c="6"/>181 <text:bookmark text:name="gi_8394151_181"/>gatgcacatg cactagcggc accccctaac tcactccctc cacacccccg ccgccgccgc</text:p>
      <text:p text:style-name="Preformatted_20_Text"><text:s text:c="6"/>241 <text:bookmark text:name="gi_8394151_241"/>cgccaccgcc tccgcctccg cctcctcctc cgcctccggc agccgcggca gaaggaccca</text:p>
      <text:p text:style-name="Preformatted_20_Text"><text:s text:c="6"/>301 <text:bookmark text:name="gi_8394151_301"/>ccctgccccc caccccaccc tccgccggct ccggctgcgg atccagcctc gactcctatt</text:p>
      <text:p text:style-name="Preformatted_20_Text"><text:s text:c="6"/>361 <text:bookmark text:name="gi_8394151_361"/>ttatttattt tgggtcgtgc actagtctcg gtgcctgcaa cccgcgcctc ccgggcccgc</text:p>
      <text:p text:style-name="Preformatted_20_Text"><text:s text:c="6"/>421 <text:bookmark text:name="gi_8394151_421"/>gggcgcctcc tctctcggct ccggagcccc agaccccggc caccctcacc tcgacacccc</text:p>
      <text:p text:style-name="Preformatted_20_Text"><text:s text:c="6"/>481 <text:bookmark text:name="gi_8394151_481"/>cagaccccag ccagccgccg ctaatcttcg ccgctggaat cttgatagag gctgtccttt</text:p>
      <text:p text:style-name="Preformatted_20_Text"><text:s text:c="6"/>541 <text:bookmark text:name="gi_8394151_541"/>tggggggatt ctggtctttc gacaattttg ttcccaacca aggaaaggat atcgtgattt</text:p>
      <text:p text:style-name="Preformatted_20_Text"><text:s text:c="6"/>601 <text:bookmark text:name="gi_8394151_601"/>tctccccttt gagcccaggc tctgctctgt gggggggtgg ggggcgcgcc gacccgagga</text:p>
      <text:p text:style-name="Preformatted_20_Text"><text:s text:c="6"/>661 <text:bookmark text:name="gi_8394151_661"/>gtcgtgccag ccgagtcgtg cgggctgtgg cagggaaggg gccaccatgg gatgtactct</text:p>
      <text:p text:style-name="Preformatted_20_Text"><text:s text:c="6"/>721 <text:bookmark text:name="gi_8394151_721"/>gagcgcagag gagagagccg ccctcgagcg gagcaaggcg attgagaaaa atctcaaaga</text:p>
      <text:p text:style-name="Preformatted_20_Text"><text:s text:c="6"/>781 <text:bookmark text:name="gi_8394151_781"/>agatggcatc agcgccgcca aagacgtgaa attactcctg ctgggggctg gagaatcagg</text:p>
      <text:p text:style-name="Preformatted_20_Text"><text:s text:c="6"/>841 <text:bookmark text:name="gi_8394151_841"/>aaaaagcacc attgtgaagc agatgaagat catccatgaa gatggcttct ctggagaaga</text:p>
      <text:p text:style-name="Preformatted_20_Text"><text:s text:c="6"/>901 <text:bookmark text:name="gi_8394151_901"/>cgtaaagcag tacaagcctg tcgtctacag caacaccatc cagtctctgg cagccattgt</text:p>
      <text:p text:style-name="Preformatted_20_Text"><text:s text:c="6"/>961 <text:bookmark text:name="gi_8394151_961"/>gcgggccatg gatactctgg gcgtggagta tggtgacaag gagaggaagg cagactccaa</text:p>
      <text:p text:style-name="Preformatted_20_Text"><text:s text:c="5"/>1021 <text:bookmark text:name="gi_8394151_1021"/>gatggtgtgt gacgtggtga gtcgcatgga ggacactgaa ccattctctg cagaactgct</text:p>
      <text:p text:style-name="Preformatted_20_Text"><text:s text:c="5"/>1081 <text:bookmark text:name="gi_8394151_1081"/>ttctgccatg atgcgactct ggggcgactc ggggatccag gagtgcttca accgatctcg</text:p>
      <text:p text:style-name="Preformatted_20_Text"><text:s text:c="5"/>1141 <text:bookmark text:name="gi_8394151_1141"/>ggagtatcag ctcaacgact ctgccaaata ctacctggac agcttggatc ggattggagc</text:p>
      <text:p text:style-name="Preformatted_20_Text"><text:s text:c="5"/>1201 <text:bookmark text:name="gi_8394151_1201"/>cgctgactac cagcccaccg agcaggacat cctccgaacc agggtcaaaa caactggcat</text:p>
      <text:p text:style-name="Preformatted_20_Text"><text:s text:c="5"/>1261 <text:bookmark text:name="gi_8394151_1261"/>cgtagaaacc cacttcacct tcaagaacct ccacttcagg ctgtttgacg ttgggggcca</text:p>
      <text:p text:style-name="Preformatted_20_Text"><text:s text:c="5"/>1321 <text:bookmark text:name="gi_8394151_1321"/>gcgatctgaa cgtaagaagt ggatccactg cttcgaggat gtcacggcca tcatcttctg</text:p>
      <text:p text:style-name="Preformatted_20_Text"><text:s text:c="5"/>1381 <text:bookmark text:name="gi_8394151_1381"/>tgtcgcactc agcggctatg accaggtgct ccacgaggac gaaaccacga accgcatgca</text:p>
      <text:p text:style-name="Preformatted_20_Text"><text:s text:c="5"/>1441 <text:bookmark text:name="gi_8394151_1441"/>cgagtctctc atgctcttcg actccatctg taacaacaag tttttcatcg atacctccat</text:p>
      <text:p text:style-name="Preformatted_20_Text"><text:s text:c="5"/>1501 <text:bookmark text:name="gi_8394151_1501"/>cattctcttc ctcaacaaga aagacctctt tggcgagaag attaagaagt cacccttgac</text:p>
      <text:p text:style-name="Preformatted_20_Text"><text:s text:c="5"/>1561 <text:bookmark text:name="gi_8394151_1561"/>catctgcttt cctgaatacc caggctccaa cacctatgaa gacgcagctg cctacatcca</text:p>
      <text:p text:style-name="Preformatted_20_Text"><text:s text:c="5"/>1621 <text:bookmark text:name="gi_8394151_1621"/>aacacagttt gaaagcaaaa accgctcacc caacaaagaa atttactgtc acatgacttg</text:p>
      <text:p text:style-name="Preformatted_20_Text"><text:s text:c="5"/>1681 <text:bookmark text:name="gi_8394151_1681"/>tgccacagac acgaataata tccaggtggt attcgacgcc gtcaccgaca tcatcattgc</text:p>
      <text:p text:style-name="Preformatted_20_Text"><text:s text:c="5"/>1741 <text:bookmark text:name="gi_8394151_1741"/>caacaatctc cggggctgtg gcttgtactg acctcttgtc ctgtatagca acctatttga</text:p>
      <text:p text:style-name="Preformatted_20_Text"><text:s text:c="5"/>1801 <text:bookmark text:name="gi_8394151_1801"/>ctgcttcatg gactctttgc tgttgatgtt gatctcctgg tagcatgacc tttggccttt</text:p>
      <text:p text:style-name="Preformatted_20_Text"><text:s text:c="5"/>1861 <text:bookmark text:name="gi_8394151_1861"/>gtaagacaca cagcctttct gtaccaagcc cctgtctaac ctacgacccc agagtgactg</text:p>
      <text:p text:style-name="Preformatted_20_Text"><text:s text:c="5"/>1921 <text:bookmark text:name="gi_8394151_1921"/>acggctgtgt atttctgtag aatgctgtag aatacggttt tagttgagtc tttacattta</text:p>
      <text:p text:style-name="Preformatted_20_Text"><text:s text:c="5"/>1981 <text:bookmark text:name="gi_8394151_1981"/>gaacttgaaa ggatttaaaa aaaaaaaaac atttctcatg tgctttgtag ctttaaaaag</text:p>
      <text:p text:style-name="P9"><text:s text:c="5"/>2041 <text:bookmark text:name="gi_8394151_2041"/>gaaaactcac catttcatcc atatttcc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thleen Leeper</meta:initial-creator>
    <meta:creation-date>2015-01-27T14:39:10.160615643</meta:creation-date>
    <dc:date>2015-01-27T15:50:38.566053287</dc:date>
    <dc:creator>Kathleen Leeper</dc:creator>
    <meta:editing-duration>PT20M49S</meta:editing-duration>
    <meta:editing-cycles>5</meta:editing-cycles>
    <meta:generator>LibreOffice/4.2.8.2$Linux_X86_64 LibreOffice_project/420$Build-2</meta:generator>
    <meta:document-statistic meta:table-count="0" meta:image-count="0" meta:object-count="0" meta:page-count="5" meta:paragraph-count="257" meta:word-count="1723" meta:character-count="18243" meta:non-whitespace-character-count="15520"/>
  </office:meta>
</office:document-meta>
</file>